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800000379E19D143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eX Gyre Heros Cn" svg:font-family="'TeX Gyre Heros Cn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.081cm" svg:stroke-color="#012269" draw:marker-start-width="0.322cm" draw:marker-end-width="0.322cm" draw:fill="gradient" draw:fill-color="#ffffff" draw:fill-gradient-name="Gradient_20_10" draw:textarea-horizontal-align="justify" draw:textarea-vertical-align="middle" draw:auto-grow-height="false" fo:min-height="2.975cm" fo:min-width="4.142cm" fo:padding-top="0.166cm" fo:padding-bottom="0.166cm" fo:padding-left="0.291cm" fo:padding-right="0.291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b4bfd4" draw:textarea-horizontal-align="justify" draw:textarea-vertical-align="middle" draw:auto-grow-height="false" fo:min-height="1.95cm" fo:min-width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-color="#b4bfd4" draw:textarea-horizontal-align="justify" draw:textarea-vertical-align="middle" draw:auto-grow-height="false" fo:min-height="0.458cm" fo:min-width="0.208cm" draw:shadow="hidden" loext:decorative="false"/>
    </style:style>
    <style:style style:name="gr6" style:family="graphic" style:parent-style-name="standard">
      <style:graphic-properties draw:stroke="none" svg:stroke-width="0.1cm" svg:stroke-color="#ffffff" draw:marker-start-width="0.5cm" draw:marker-end-width="0.5cm" draw:stroke-linejoin="miter" draw:fill="solid" draw:fill-color="#ffffff" draw:textarea-horizontal-align="center" draw:textarea-vertical-align="middle" loext:decorative="false"/>
    </style:style>
    <style:style style:name="gr7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ff950e" draw:textarea-horizontal-align="center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176cm" fo:min-width="0.526cm" draw:shadow="hidden" loext:decorative="false"/>
    </style:style>
    <style:style style:name="gr9" style:family="graphic" style:parent-style-name="standard">
      <style:graphic-properties draw:stroke="none" draw:fill-color="#ff950e" draw:textarea-horizontal-align="justify" draw:textarea-vertical-align="middle" draw:auto-grow-height="false" fo:min-height="0cm" fo:min-width="0cm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234cm" fo:min-width="0cm" draw:shadow="hidden" loext:decorative="fals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0.722cm" draw:shadow="hidden" loext:decorative="false"/>
    </style:style>
    <style:style style:name="gr13" style:family="graphic" style:parent-style-name="standard">
      <style:graphic-properties draw:stroke="none" draw:fill-color="#ff950e" draw:textarea-horizontal-align="justify" draw:textarea-vertical-align="middle" draw:auto-grow-height="false" fo:min-height="0.15cm" fo:min-width="1.501cm" loext:decorative="false"/>
    </style:style>
    <style:style style:name="gr14" style:family="graphic" style:parent-style-name="standard">
      <style:graphic-properties draw:stroke="none" draw:fill-color="#ff950e" draw:textarea-horizontal-align="justify" draw:textarea-vertical-align="middle" draw:auto-grow-height="false" fo:min-height="0.15cm" fo:min-width="2.1cm" loext:decorative="fals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176cm" fo:min-width="0.725cm" draw:shadow="hidden" loext:decorative="false"/>
    </style:style>
    <style:style style:name="gr16" style:family="graphic" style:parent-style-name="standard">
      <style:graphic-properties draw:stroke="none" svg:stroke-color="#334e87" draw:fill-color="#ff950e" draw:textarea-horizontal-align="justify" draw:textarea-vertical-align="middle" draw:auto-grow-height="false" fo:min-height="0.15cm" fo:min-width="4.299cm" loext:decorative="false"/>
    </style:style>
    <style:style style:name="gr17" style:family="graphic" style:parent-style-name="standard">
      <style:graphic-properties draw:stroke="none" draw:fill-color="#b4bfd4" draw:textarea-horizontal-align="justify" draw:textarea-vertical-align="middle" draw:auto-grow-height="false" fo:min-height="0.281cm" fo:min-width="0cm" loext:decorative="false"/>
    </style:style>
    <style:style style:name="gr18" style:family="graphic" style:parent-style-name="standard">
      <style:graphic-properties draw:stroke="none" svg:stroke-width="0.081cm" svg:stroke-color="#012269" draw:marker-start-width="0.322cm" draw:marker-end-width="0.322cm" draw:fill="none" draw:fill-color="#012269" loext:fill-use-slide-background="false" draw:textarea-horizontal-align="right" draw:textarea-vertical-align="middle" draw:auto-grow-height="true" draw:auto-grow-width="false" fo:min-height="0.577cm" fo:min-width="0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svg:stroke-width="0.06cm" svg:stroke-color="#000000" draw:marker-start-width="0.29cm" draw:marker-end-width="0.29cm" draw:fill="solid" draw:fill-color="#ffd700" draw:textarea-horizontal-align="justify" draw:textarea-vertical-align="bottom" draw:auto-grow-height="false" fo:min-height="0.419cm" fo:min-width="0.391cm" fo:padding-top="0.155cm" fo:padding-bottom="-0.047cm" fo:padding-left="0.28cm" fo:padding-right="0.28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000000" draw:opacity="100%" draw:textarea-vertical-align="middle" loext:decorative="false"/>
    </style:style>
    <style:style style:name="gr2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cm" loext:decorative="false"/>
    </style:style>
    <style:style style:name="gr22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6cm" svg:stroke-color="#ffffff" draw:marker-start-width="0.29cm" draw:marker-end-width="0.29cm" draw:fill="solid" draw:fill-color="#ffd700" draw:textarea-horizontal-align="justify" draw:textarea-vertical-align="bottom" draw:auto-grow-height="false" fo:min-height="0.419cm" fo:min-width="0.391cm" fo:padding-top="0.155cm" fo:padding-bottom="-0.047cm" fo:padding-left="0.28cm" fo:padding-right="0.28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6cm" svg:stroke-color="#99a6c3" draw:marker-start-width="0.29cm" draw:marker-end-width="0.29cm" draw:fill="solid" draw:fill-color="#ffd700" draw:textarea-horizontal-align="justify" draw:textarea-vertical-align="bottom" draw:auto-grow-height="false" fo:min-height="0.419cm" fo:min-width="0.391cm" fo:padding-top="0.155cm" fo:padding-bottom="-0.047cm" fo:padding-left="0.28cm" fo:padding-right="0.28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6cm" svg:stroke-color="#ffffff" draw:marker-start-width="0.29cm" draw:marker-end-width="0.29cm" draw:fill="solid" draw:fill-color="#ff950e" draw:textarea-horizontal-align="justify" draw:textarea-vertical-align="bottom" draw:auto-grow-height="false" fo:min-height="0.419cm" fo:min-width="0.391cm" fo:padding-top="0.155cm" fo:padding-bottom="-0.047cm" fo:padding-left="0.28cm" fo:padding-right="0.28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6cm" svg:stroke-color="#000000" draw:marker-start-width="0.29cm" draw:marker-end-width="0.29cm" draw:fill="solid" draw:fill-color="#ff950e" draw:textarea-horizontal-align="justify" draw:textarea-vertical-align="bottom" draw:auto-grow-height="false" fo:min-height="0.217cm" fo:min-width="0.391cm" fo:padding-top="0.155cm" fo:padding-bottom="-0.047cm" fo:padding-left="0.28cm" fo:padding-right="0.28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6cm" svg:stroke-color="#99a6c3" draw:marker-start-width="0.29cm" draw:marker-end-width="0.29cm" draw:fill="solid" draw:fill-color="#ff950e" draw:textarea-horizontal-align="justify" draw:textarea-vertical-align="bottom" draw:auto-grow-height="false" fo:min-height="0.419cm" fo:min-width="0.391cm" fo:padding-top="0.155cm" fo:padding-bottom="-0.047cm" fo:padding-left="0.28cm" fo:padding-right="0.28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6cm" svg:stroke-color="#ff950e" draw:marker-start-width="0.29cm" draw:marker-end-width="0.29cm" draw:fill="solid" draw:fill-color="#ffd700" draw:textarea-horizontal-align="justify" draw:textarea-vertical-align="bottom" draw:auto-grow-height="false" fo:min-height="0.419cm" fo:min-width="0.391cm" fo:padding-top="0.155cm" fo:padding-bottom="-0.047cm" fo:padding-left="0.28cm" fo:padding-right="0.28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.06cm" svg:stroke-color="#ff950e" draw:marker-start-width="0.29cm" draw:marker-end-width="0.29cm" draw:fill="solid" draw:fill-color="#ffd700" draw:textarea-horizontal-align="justify" draw:textarea-vertical-align="bottom" draw:auto-grow-height="false" fo:min-height="0.277cm" fo:min-width="0.391cm" fo:padding-top="0.155cm" fo:padding-bottom="-0.047cm" fo:padding-left="0.28cm" fo:padding-right="0.28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.06cm" svg:stroke-color="#ff950e" draw:marker-start-width="0.29cm" draw:marker-end-width="0.29cm" draw:fill="solid" draw:fill-color="#ffd700" draw:textarea-horizontal-align="justify" draw:textarea-vertical-align="bottom" draw:auto-grow-height="false" fo:min-height="0.419cm" fo:min-width="0.391cm" fo:padding-top="0.155cm" fo:padding-bottom="-0.047cm" fo:padding-left="0.28cm" fo:padding-right="0.28cm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loext:fill-use-slide-background="false" draw:textarea-horizontal-align="justify" draw:textarea-vertical-align="middle" draw:auto-grow-height="false" fo:min-height="0.4cm" fo:min-width="1.5cm" fo:padding-top="0cm" fo:padding-bottom="0cm" fo:padding-left="0cm" fo:padding-right="0cm" style:writing-mode="lr-tb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845cm, 0cm, 0cm, 23.494cm)" draw:image-opacity="100%" style:mirror="none" loext:decorative="fals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7.083cm, 23.494cm)" draw:image-opacity="100%" style:mirror="none" loext:decorative="false"/>
    </style:style>
    <style:style style:name="gr45" style:family="graphic" style:parent-style-name="standard">
      <style:graphic-properties draw:stroke="none" svg:stroke-width="0.081cm" svg:stroke-color="#012269" draw:marker-start-width="0.322cm" draw:marker-end-width="0.322cm" draw:fill="none" draw:fill-color="#012269" loext:fill-use-slide-background="false" draw:textarea-horizontal-align="left" draw:textarea-vertical-align="top" draw:auto-grow-height="false" draw:auto-grow-width="false" fo:min-height="1.729cm" fo:min-width="0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objectwithoutfill">
      <style:graphic-properties svg:stroke-width="0.025cm" svg:stroke-color="#ffffff" draw:marker-start-width="0.038cm" draw:marker-end-width="0.038cm" svg:stroke-opacity="100%" draw:fill="none" draw:opacity="100%" draw:textarea-vertical-align="middle" fo:padding-top="0.138cm" fo:padding-bottom="0.138cm" fo:padding-left="0.263cm" fo:padding-right="0.263cm" loext:decorative="false"/>
    </style:style>
    <style:style style:name="gr47" style:family="graphic" style:parent-style-name="objectwithoutfill">
      <style:graphic-properties draw:stroke="none" svg:stroke-width="0.025cm" svg:stroke-color="#ffffff" draw:marker-start-width="0.038cm" draw:marker-end-width="0.038cm" svg:stroke-opacity="100%" draw:fill="solid" draw:fill-color="#ffffff" draw:opacity="100%" draw:textarea-vertical-align="middle" fo:padding-top="0.134cm" fo:padding-bottom="0.134cm" fo:padding-left="0.259cm" fo:padding-right="0.259cm" loext:decorative="false"/>
    </style:style>
    <style:style style:name="gr48" style:family="graphic" style:parent-style-name="objectwithoutfill">
      <style:graphic-properties svg:stroke-width="0.025cm" svg:stroke-color="#ffffff" draw:marker-start-width="0.038cm" draw:marker-end-width="0.038cm" draw:fill="none" draw:textarea-vertical-align="middle" fo:padding-top="0.138cm" fo:padding-bottom="0.138cm" fo:padding-left="0.263cm" fo:padding-right="0.263cm" loext:decorative="false"/>
    </style:style>
    <style:style style:name="P1" style:family="paragraph">
      <loext:graphic-properties draw:fill="gradient" draw:fill-color="#ffffff" draw:fill-gradient-name="Gradient_20_10"/>
      <style:paragraph-properties fo:text-align="center" style:writing-mode="lr-tb"/>
    </style:style>
    <style:style style:name="P2" style:family="paragraph">
      <loext:graphic-properties draw:fill-color="#b4bfd4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950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950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012269"/>
      <style:paragraph-properties fo:text-align="end"/>
      <style:text-properties fo:color="#ffffff" loext:opacity="100%" style:font-name="TeX Gyre Heros Cn" fo:font-size="11.6000003814697pt" fo:font-style="italic" fo:font-weight="bold" style:font-size-asian="11.6000003814697pt" style:font-style-asian="italic" style:font-weight-asian="bold" style:font-size-complex="11.6000003814697pt" style:font-style-complex="italic" style:font-weight-complex="bold"/>
    </style:style>
    <style:style style:name="P9" style:family="paragraph">
      <loext:graphic-properties draw:fill="solid" draw:fill-color="#ffd700"/>
      <style:paragraph-properties fo:margin-top="0cm" fo:margin-bottom="0cm" fo:text-align="center" style:writing-mode="lr-tb"/>
      <style:text-properties fo:font-size="4.5pt" fo:font-weight="bold" style:font-size-asian="4.5pt" style:font-weight-asian="bold" style:font-size-complex="4.5pt" style:font-weight-complex="bold"/>
    </style:style>
    <style:style style:name="P10" style:family="paragraph">
      <loext:graphic-properties draw:fill-color="#000000" draw:opacity="100%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 draw:fill-color="#012269"/>
      <style:paragraph-properties fo:text-align="end"/>
      <style:text-properties fo:color="#99a6c3" loext:opacity="100%" style:font-name="TeX Gyre Heros Cn" fo:font-size="11.6000003814697pt" fo:font-style="italic" fo:font-weight="bold" style:font-size-asian="11.6000003814697pt" style:font-style-asian="italic" style:font-weight-asian="bold" style:font-size-complex="11.6000003814697pt" style:font-style-complex="italic" style:font-weight-complex="bold"/>
    </style:style>
    <style:style style:name="P15" style:family="paragraph">
      <loext:graphic-properties draw:fill="none" draw:fill-color="#012269"/>
      <style:paragraph-properties fo:text-align="end"/>
      <style:text-properties fo:color="#ff950e" loext:opacity="100%" style:font-name="TeX Gyre Heros Cn" fo:font-size="11.6000003814697pt" fo:font-style="italic" fo:font-weight="bold" style:font-size-asian="11.6000003814697pt" style:font-style-asian="italic" style:font-weight-asian="bold" style:font-size-complex="11.6000003814697pt" style:font-style-complex="italic" style:font-weight-complex="bold"/>
    </style:style>
    <style:style style:name="P16" style:family="paragraph">
      <loext:graphic-properties draw:fill="solid" draw:fill-color="#ff950e"/>
      <style:paragraph-properties fo:margin-top="0cm" fo:margin-bottom="0cm" fo:text-align="center" style:writing-mode="lr-tb"/>
      <style:text-properties fo:font-size="4.5pt" fo:font-weight="bold" style:font-size-asian="4.5pt" style:font-weight-asian="bold" style:font-size-complex="4.5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a6c3" loext:opacity="100%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99a6c3" loext:opacity="100%"/>
    </style:style>
    <style:style style:name="P19" style:family="paragraph">
      <style:paragraph-properties fo:text-align="center"/>
    </style:style>
    <style:style style:name="P20" style:family="paragraph">
      <style:paragraph-properties fo:line-height="86%" fo:text-align="start"/>
      <style:text-properties fo:font-size="9.60000038146973pt" fo:font-style="normal" style:font-size-asian="10pt" style:font-size-complex="10pt"/>
    </style:style>
    <style:style style:name="P21" style:family="paragraph">
      <loext:graphic-properties draw:fill="none" draw:fill-color="#012269"/>
      <style:paragraph-properties fo:line-height="86%" fo:text-align="start"/>
      <style:text-properties fo:color="#ff950e" loext:opacity="100%" style:font-name="TeX Gyre Heros Cn" fo:font-size="9.60000038146973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solid" draw:fill-color="#ffffff" draw:opacity="100%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TeX Gyre Heros Cn" fo:font-size="11.6000003814697pt" fo:font-style="italic" fo:font-weight="bold" style:font-size-asian="11.6000003814697pt" style:font-style-asian="italic" style:font-weight-asian="bold" style:font-size-complex="11.6000003814697pt" style:font-style-complex="italic" style:font-weight-complex="bold"/>
    </style:style>
    <style:style style:name="T2" style:family="text">
      <style:text-properties fo:font-size="5.40000009536743pt" fo:font-weight="bold" style:font-size-asian="5.40000009536743pt" style:font-weight-asian="bold" style:font-size-complex="5.40000009536743pt" style:font-weight-complex="bold"/>
    </style:style>
    <style:style style:name="T3" style:family="text">
      <style:text-properties fo:font-size="4.5pt" fo:font-weight="bold" style:font-size-asian="4.5pt" style:font-weight-asian="bold" style:font-size-complex="4.5pt" style:font-weight-complex="bold"/>
    </style:style>
    <style:style style:name="T4" style:family="text">
      <style:text-properties fo:color="#99a6c3" loext:opacity="100%" style:font-name="TeX Gyre Heros Cn" fo:font-size="11.6000003814697pt" fo:font-style="italic" fo:font-weight="bold" style:font-size-asian="11.6000003814697pt" style:font-style-asian="italic" style:font-weight-asian="bold" style:font-size-complex="11.6000003814697pt" style:font-style-complex="italic" style:font-weight-complex="bold"/>
    </style:style>
    <style:style style:name="T5" style:family="text">
      <style:text-properties fo:color="#ff950e" loext:opacity="100%" style:font-name="TeX Gyre Heros Cn" fo:font-size="11.6000003814697pt" fo:font-style="italic" fo:font-weight="bold" style:font-size-asian="11.6000003814697pt" style:font-style-asian="italic" style:font-weight-asian="bold" style:font-size-complex="11.6000003814697pt" style:font-style-complex="italic" style:font-weight-complex="bold"/>
    </style:style>
    <style:style style:name="T6" style:family="text">
      <style:text-properties fo:color="#99a6c3" loext:opacity="100%" fo:font-size="5.40000009536743pt" fo:font-weight="bold" style:font-size-asian="5.40000009536743pt" style:font-weight-asian="bold" style:font-size-complex="5.40000009536743pt" style:font-weight-complex="bold"/>
    </style:style>
    <style:style style:name="T7" style:family="text">
      <style:text-properties fo:color="#99a6c3" loext:opacity="100%" fo:font-size="4.5pt" fo:font-weight="bold" style:font-size-asian="4.5pt" style:font-weight-asian="bold" style:font-size-complex="4.5pt" style:font-weight-complex="bold"/>
    </style:style>
    <style:style style:name="T8" style:family="text">
      <style:text-properties fo:color="#ff950e" loext:opacity="100%" style:font-name="TeX Gyre Heros Cn" fo:font-style="normal" fo:font-weight="bold" style:font-size-asian="9pt" style:font-style-asian="italic" style:font-weight-asian="bold" style:font-size-complex="9pt" style:font-style-complex="italic" style:font-weight-complex="bold"/>
    </style:style>
    <style:style style:name="T9" style:family="text">
      <style:text-properties fo:color="#ffffff" loext:opacity="100%" style:font-name="TeX Gyre Heros Cn" fo:font-style="normal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4.724cm" svg:height="3.307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5.927cm" svg:y="2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5.517cm" svg:y="2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3.658cm" svg:y="2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3.382cm" svg:y="2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5.021cm" svg:y="2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3.382cm" svg:y="2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4.106cm" svg:y="2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4.491cm" svg:y="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4.491cm" svg:y="2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4.635cm" svg:y="2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3.382cm" svg:y="2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4.635cm" svg:y="2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4.105cm" svg:y="2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4.105cm" svg:y="2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5.467cm 2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8" draw:layer="layout" svg:width="2.3cm" svg:height="0.577cm" svg:x="4.016cm" svg:y="3.259cm">
            <draw:text-box>
              <text:p text:style-name="P7"><text:span text:style-name="T1">DEVELOP</text:span></text:p>
            </draw:text-box>
          </draw:frame>
          <draw:g draw:style-name="gr1">
            <draw:custom-shape draw:style-name="gr19" draw:text-style-name="P9" draw:layer="layout" svg:width="1.9cm" svg:height="1.579cm" svg:x="2.431cm" svg:y="3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3.17cm" svg:y="3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3.146cm" svg:y="3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3.4cm" svg:y="4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2.631cm" svg:y="4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22" draw:text-style-name="P13" draw:layer="layout" svg:width="1.5cm" svg:height="0.4cm" svg:x="2.631cm" svg:y="4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7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10.927cm" svg:y="2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10.517cm" svg:y="2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8.658cm" svg:y="2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8.382cm" svg:y="2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10.021cm" svg:y="2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8.382cm" svg:y="2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9.106cm" svg:y="2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9.491cm" svg:y="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9.491cm" svg:y="2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9.635cm" svg:y="2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8.382cm" svg:y="2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9.635cm" svg:y="2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9.105cm" svg:y="2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9.105cm" svg:y="2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10.467cm 2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14" draw:layer="layout" svg:width="2.3cm" svg:height="0.577cm" svg:x="9.016cm" svg:y="3.259cm">
            <draw:text-box>
              <text:p text:style-name="P7"><text:span text:style-name="T4">DEVELOP</text:span></text:p>
            </draw:text-box>
          </draw:frame>
          <draw:g draw:style-name="gr1">
            <draw:custom-shape draw:style-name="gr19" draw:text-style-name="P9" draw:layer="layout" svg:width="1.9cm" svg:height="1.579cm" svg:x="7.431cm" svg:y="3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8.17cm" svg:y="3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8.146cm" svg:y="3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8.4cm" svg:y="4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7.631cm" svg:y="4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23" draw:text-style-name="P13" draw:layer="layout" svg:width="1.5cm" svg:height="0.4cm" svg:x="7.631cm" svg:y="4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2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5.927cm" svg:y="6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5.517cm" svg:y="6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3.658cm" svg:y="6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3.382cm" svg:y="6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5.021cm" svg:y="6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3.382cm" svg:y="6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4.106cm" svg:y="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4.491cm" svg:y="6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4.491cm" svg:y="6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4.635cm" svg:y="6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3.382cm" svg:y="6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4.635cm" svg:y="6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4.105cm" svg:y="6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4.105cm" svg:y="6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5.467cm 6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8" draw:layer="layout" svg:width="2.3cm" svg:height="0.577cm" svg:x="4.016cm" svg:y="7.259cm">
            <draw:text-box>
              <text:p text:style-name="P7"><text:span text:style-name="T1">DEVELOP</text:span></text:p>
            </draw:text-box>
          </draw:frame>
          <draw:g draw:style-name="gr1">
            <draw:custom-shape draw:style-name="gr24" draw:text-style-name="P9" draw:layer="layout" svg:width="1.9cm" svg:height="1.579cm" svg:x="2.431cm" svg:y="7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3.17cm" svg:y="7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3.146cm" svg:y="7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3.4cm" svg:y="8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2.631cm" svg:y="8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25" draw:text-style-name="P13" draw:layer="layout" svg:width="1.5cm" svg:height="0.4cm" svg:x="2.631cm" svg:y="8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1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15.927cm" svg:y="2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15.517cm" svg:y="2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13.658cm" svg:y="2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13.382cm" svg:y="2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15.021cm" svg:y="2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13.382cm" svg:y="2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14.106cm" svg:y="2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14.491cm" svg:y="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14.491cm" svg:y="2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14.635cm" svg:y="2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13.382cm" svg:y="2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14.635cm" svg:y="2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14.105cm" svg:y="2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14.105cm" svg:y="2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15.467cm 2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15" draw:layer="layout" svg:width="2.3cm" svg:height="0.577cm" svg:x="14.016cm" svg:y="3.259cm">
            <draw:text-box>
              <text:p text:style-name="P7"><text:span text:style-name="T5">DEVELOP</text:span></text:p>
            </draw:text-box>
          </draw:frame>
          <draw:g draw:style-name="gr1">
            <draw:custom-shape draw:style-name="gr19" draw:text-style-name="P9" draw:layer="layout" svg:width="1.9cm" svg:height="1.579cm" svg:x="12.431cm" svg:y="3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13.17cm" svg:y="3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13.146cm" svg:y="3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13.4cm" svg:y="4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12.631cm" svg:y="4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26" draw:text-style-name="P13" draw:layer="layout" svg:width="1.5cm" svg:height="0.4cm" svg:x="12.631cm" svg:y="4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2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5.927cm" svg:y="10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5.517cm" svg:y="10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3.658cm" svg:y="10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3.382cm" svg:y="10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5.021cm" svg:y="10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3.382cm" svg:y="10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4.106cm" svg:y="10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4.491cm" svg:y="10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4.491cm" svg:y="10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4.635cm" svg:y="10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3.382cm" svg:y="10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4.635cm" svg:y="10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4.105cm" svg:y="10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4.105cm" svg:y="10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5.467cm 10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8" draw:layer="layout" svg:width="2.3cm" svg:height="0.577cm" svg:x="4.016cm" svg:y="11.259cm">
            <draw:text-box>
              <text:p text:style-name="P7"><text:span text:style-name="T1">DEVELOP</text:span></text:p>
            </draw:text-box>
          </draw:frame>
          <draw:g draw:style-name="gr1">
            <draw:custom-shape draw:style-name="gr27" draw:text-style-name="P9" draw:layer="layout" svg:width="1.9cm" svg:height="1.579cm" svg:x="2.431cm" svg:y="11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3.17cm" svg:y="11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3.146cm" svg:y="11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3.4cm" svg:y="12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2.631cm" svg:y="12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28" draw:text-style-name="P13" draw:layer="layout" svg:width="1.5cm" svg:height="0.4cm" svg:x="2.631cm" svg:y="12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2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5.927cm" svg:y="14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5.517cm" svg:y="14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3.658cm" svg:y="14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3.382cm" svg:y="14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5.021cm" svg:y="14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3.382cm" svg:y="14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4.106cm" svg:y="14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4.491cm" svg:y="14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4.491cm" svg:y="14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4.635cm" svg:y="14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3.382cm" svg:y="14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4.635cm" svg:y="14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4.105cm" svg:y="14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4.105cm" svg:y="14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5.467cm 14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8" draw:layer="layout" svg:width="2.3cm" svg:height="0.577cm" svg:x="4.016cm" svg:y="15.259cm">
            <draw:text-box>
              <text:p text:style-name="P7"><text:span text:style-name="T1">DEVELOP</text:span></text:p>
            </draw:text-box>
          </draw:frame>
          <draw:g draw:style-name="gr1">
            <draw:custom-shape draw:style-name="gr29" draw:text-style-name="P16" draw:layer="layout" svg:width="1.9cm" svg:height="1.579cm" svg:x="2.431cm" svg:y="15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3.17cm" svg:y="15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3.146cm" svg:y="15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3.4cm" svg:y="16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2.631cm" svg:y="16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30" draw:text-style-name="P13" draw:layer="layout" svg:width="1.5cm" svg:height="0.4cm" svg:x="2.631cm" svg:y="16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7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10.927cm" svg:y="14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10.517cm" svg:y="14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8.658cm" svg:y="14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8.382cm" svg:y="14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10.021cm" svg:y="14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8.382cm" svg:y="14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9.106cm" svg:y="14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9.491cm" svg:y="14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9.491cm" svg:y="14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9.635cm" svg:y="14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8.382cm" svg:y="14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9.635cm" svg:y="14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9.105cm" svg:y="14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9.105cm" svg:y="14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10.467cm 14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8" draw:layer="layout" svg:width="2.3cm" svg:height="0.577cm" svg:x="9.016cm" svg:y="15.259cm">
            <draw:text-box>
              <text:p text:style-name="P7"><text:span text:style-name="T1">DEVELOP</text:span></text:p>
            </draw:text-box>
          </draw:frame>
          <draw:g draw:style-name="gr1">
            <draw:custom-shape draw:style-name="gr31" draw:text-style-name="P16" draw:layer="layout" svg:width="1.9cm" svg:height="1.579cm" svg:x="7.431cm" svg:y="15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8.17cm" svg:y="15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8.146cm" svg:y="15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8.4cm" svg:y="16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7.631cm" svg:y="16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32" draw:text-style-name="P18" draw:layer="layout" svg:width="1.5cm" svg:height="0.4cm" svg:x="7.631cm" svg:y="16.276cm">
              <text:p text:style-name="P17"><text:span text:style-name="T6">UNDER</text:span></text:p>
              <text:p text:style-name="P17"><text:span text:style-name="T7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12cm" svg:y="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15.927cm" svg:y="14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15.517cm" svg:y="14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13.658cm" svg:y="14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13.382cm" svg:y="14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15.021cm" svg:y="14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13.382cm" svg:y="14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14.106cm" svg:y="14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14.491cm" svg:y="14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14.491cm" svg:y="14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14.635cm" svg:y="14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13.382cm" svg:y="14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14.635cm" svg:y="14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14.105cm" svg:y="14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14.105cm" svg:y="14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15.467cm 14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8" draw:layer="layout" svg:width="2.3cm" svg:height="0.577cm" svg:x="14.016cm" svg:y="15.259cm">
            <draw:text-box>
              <text:p text:style-name="P7"><text:span text:style-name="T1">DEVELOP</text:span></text:p>
            </draw:text-box>
          </draw:frame>
          <draw:g draw:style-name="gr1">
            <draw:custom-shape draw:style-name="gr33" draw:text-style-name="P16" draw:layer="layout" svg:width="1.9cm" svg:height="1.579cm" svg:x="12.431cm" svg:y="15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13.17cm" svg:y="15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13.146cm" svg:y="15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13.4cm" svg:y="16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12.631cm" svg:y="16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34" draw:text-style-name="P18" draw:layer="layout" svg:width="1.5cm" svg:height="0.4cm" svg:x="12.631cm" svg:y="16.276cm">
              <text:p text:style-name="P17"><text:span text:style-name="T6">UNDER</text:span></text:p>
              <text:p text:style-name="P17"><text:span text:style-name="T7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7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10.927cm" svg:y="10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10.517cm" svg:y="10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8.658cm" svg:y="10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8.382cm" svg:y="10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10.021cm" svg:y="10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8.382cm" svg:y="10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9.106cm" svg:y="10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9.491cm" svg:y="10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9.491cm" svg:y="10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9.635cm" svg:y="10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8.382cm" svg:y="10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9.635cm" svg:y="10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9.105cm" svg:y="10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9.105cm" svg:y="10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10.467cm 10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8" draw:layer="layout" svg:width="2.3cm" svg:height="0.577cm" svg:x="9.016cm" svg:y="11.259cm">
            <draw:text-box>
              <text:p text:style-name="P7"><text:span text:style-name="T1">DEVELOP</text:span></text:p>
            </draw:text-box>
          </draw:frame>
          <draw:g draw:style-name="gr1">
            <draw:custom-shape draw:style-name="gr35" draw:text-style-name="P9" draw:layer="layout" svg:width="1.9cm" svg:height="1.579cm" svg:x="7.431cm" svg:y="11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8.17cm" svg:y="11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8.146cm" svg:y="11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8.4cm" svg:y="12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7.631cm" svg:y="12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36" draw:text-style-name="P13" draw:layer="layout" svg:width="1.5cm" svg:height="0.4cm" svg:x="7.631cm" svg:y="12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12cm" svg:y="1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15.927cm" svg:y="10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15.517cm" svg:y="10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13.658cm" svg:y="10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13.382cm" svg:y="10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15.021cm" svg:y="10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13.382cm" svg:y="10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14.106cm" svg:y="10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14.491cm" svg:y="10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14.491cm" svg:y="10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14.635cm" svg:y="10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13.382cm" svg:y="10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14.635cm" svg:y="10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14.105cm" svg:y="10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14.105cm" svg:y="10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15.467cm 10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15" draw:layer="layout" svg:width="2.3cm" svg:height="0.577cm" svg:x="14.016cm" svg:y="11.259cm">
            <draw:text-box>
              <text:p text:style-name="P7"><text:span text:style-name="T5">DEVELOP</text:span></text:p>
            </draw:text-box>
          </draw:frame>
          <draw:g draw:style-name="gr1">
            <draw:custom-shape draw:style-name="gr37" draw:text-style-name="P9" draw:layer="layout" svg:width="1.9cm" svg:height="1.579cm" svg:x="12.431cm" svg:y="11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13.17cm" svg:y="11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13.146cm" svg:y="11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13.4cm" svg:y="12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12.631cm" svg:y="12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38" draw:text-style-name="P13" draw:layer="layout" svg:width="1.5cm" svg:height="0.4cm" svg:x="12.631cm" svg:y="12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g draw:style-name="gr1">
          <draw:custom-shape draw:style-name="gr2" draw:text-style-name="P1" draw:layer="layout" svg:width="4.724cm" svg:height="3.307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5.927cm" svg:y="2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5.517cm" svg:y="2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3.658cm" svg:y="2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3.382cm" svg:y="2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5.021cm" svg:y="2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3.382cm" svg:y="2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4.106cm" svg:y="2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4.491cm" svg:y="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4.491cm" svg:y="2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4.635cm" svg:y="2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3.382cm" svg:y="2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4.635cm" svg:y="2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4.105cm" svg:y="2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4.105cm" svg:y="2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5.467cm 2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15" draw:layer="layout" svg:width="2.3cm" svg:height="0.577cm" svg:x="4.016cm" svg:y="3.259cm">
            <draw:text-box>
              <text:p text:style-name="P7"><text:span text:style-name="T5">DEVELOP</text:span></text:p>
            </draw:text-box>
          </draw:frame>
          <draw:g draw:style-name="gr1">
            <draw:custom-shape draw:style-name="gr39" draw:text-style-name="P9" draw:layer="layout" svg:width="1.9cm" svg:height="1.579cm" svg:x="2.431cm" svg:y="3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3.17cm" svg:y="3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3.146cm" svg:y="3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3.4cm" svg:y="4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2.631cm" svg:y="4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40" draw:text-style-name="P13" draw:layer="layout" svg:width="1.5cm" svg:height="0.4cm" svg:x="2.631cm" svg:y="4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7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10.927cm" svg:y="2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10.517cm" svg:y="2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8.658cm" svg:y="2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8.382cm" svg:y="2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10.021cm" svg:y="2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8.382cm" svg:y="2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9.106cm" svg:y="2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9.491cm" svg:y="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9.491cm" svg:y="2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9.635cm" svg:y="2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8.382cm" svg:y="2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9.635cm" svg:y="2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9.105cm" svg:y="2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9.105cm" svg:y="2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10.467cm 2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15" draw:layer="layout" svg:width="2.3cm" svg:height="0.577cm" svg:x="9.01cm" svg:y="3.259cm">
            <draw:text-box>
              <text:p text:style-name="P7"><text:span text:style-name="T5">MILESTONE</text:span></text:p>
            </draw:text-box>
          </draw:frame>
          <draw:g draw:style-name="gr1">
            <draw:custom-shape draw:style-name="gr39" draw:text-style-name="P9" draw:layer="layout" svg:width="1.9cm" svg:height="1.579cm" svg:x="7.431cm" svg:y="3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8.17cm" svg:y="3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8.146cm" svg:y="3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8.4cm" svg:y="4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7.631cm" svg:y="4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41" draw:text-style-name="P13" draw:layer="layout" svg:width="1.5cm" svg:height="0.4cm" svg:x="7.631cm" svg:y="4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custom-shape draw:style-name="gr2" draw:text-style-name="P1" draw:layer="layout" svg:width="4.724cm" svg:height="3.307cm" svg:x="1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15.927cm" svg:y="2.403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15.517cm" svg:y="2.403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13.658cm" svg:y="2.403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13.382cm" svg:y="2.403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15.021cm" svg:y="2.547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13.382cm" svg:y="2.837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14.106cm" svg:y="2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14.491cm" svg:y="2.4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14.491cm" svg:y="2.547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14.635cm" svg:y="2.547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13.382cm" svg:y="2.981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14.635cm" svg:y="2.403cm" svg:viewBox="0 0 734 96" svg:d="M0 96v-96c0 0 490 0 734 0-5 32-16 96-16 96z">
                <text:p/>
              </draw:path>
              <draw:path draw:style-name="gr15" draw:text-style-name="P5" draw:layer="layout" svg:width="0.336cm" svg:height="0.53cm" svg:x="14.105cm" svg:y="2.403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14.105cm" svg:y="2.981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15.467cm 2.40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8" draw:text-style-name="P15" draw:layer="layout" svg:width="2.3cm" svg:height="0.577cm" svg:x="14.016cm" svg:y="3.259cm">
            <draw:text-box>
              <text:p text:style-name="P7"><text:span text:style-name="T5">3.0 RC</text:span></text:p>
            </draw:text-box>
          </draw:frame>
          <draw:g draw:style-name="gr1">
            <draw:custom-shape draw:style-name="gr39" draw:text-style-name="P9" draw:layer="layout" svg:width="1.9cm" svg:height="1.579cm" svg:x="12.431cm" svg:y="3.29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790.5594405594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draw:style-name="gr1">
              <draw:polygon draw:style-name="gr20" draw:text-style-name="P10" draw:layer="layout" svg:width="0.5cm" svg:height="0.441cm" svg:x="13.17cm" svg:y="3.79cm" svg:viewBox="0 0 501 442" draw:points="33,442 0,409 0,393 325,75 300,53 299,37 333,2 351,0 440,86 501,182 495,195 480,203 391,140 364,113 50,442">
                <text:p/>
              </draw:polygon>
              <draw:g draw:style-name="gr4">
                <draw:path draw:style-name="gr20" draw:text-style-name="P10" draw:layer="layout" svg:width="0.215cm" svg:height="0.229cm" svg:x="13.146cm" svg:y="3.776cm" svg:viewBox="0 0 216 230" svg:d="M216 190c-20-20-65-64-73-72s-7-21-5-29 9-24 2-37-18-26-25-33-20-21-30-19c-9 2 0 14 6 23s13 21 11 33c-2 8-11 20-25 27s-23 6-32 4-17-7-22-20-6-31-12-32c-9-2-10 30-11 37s0 22 6 33 13 15 19 19 12 5 20 6c7 0 3-1 19 0s21 8 29 16 84 84 84 84z">
                  <text:p/>
                </draw:path>
                <draw:path draw:style-name="gr20" draw:text-style-name="P10" draw:layer="layout" svg:width="0.191cm" svg:height="0.209cm" svg:x="13.4cm" svg:y="4.035cm" svg:viewBox="0 0 192 210" svg:d="M0 41c19 19 41 42 49 51s8 21 5 29-8 24-1 37 17 26 24 33 20 21 30 19c9-2-1-14-6-23s-13-21-11-33c2-7 11-21 25-27s24-6 33-4 15 7 21 20 6 31 13 32c8 2 9-30 10-37s0-22-6-33-13-15-19-19-12-5-20-5c-7-1-2 0-18-1s-22-8-30-16-43-43-60-64z">
                  <text:p/>
                </draw:path>
              </draw:g>
            </draw:g>
            <draw:path draw:style-name="gr21" draw:text-style-name="P11" draw:layer="layout" svg:width="1.499cm" svg:height="0.099cm" svg:x="12.631cm" svg:y="4.691cm" svg:viewBox="0 0 1500 100" svg:d="M95 0h48l100 100h-48zM145 100h-48l-97-97v-3h45zM47 100h-47v-47zM291 0h48l100 100h-48zM341 100h-48l-100-100h48zM389 0h48l100 100h-48zM585 0h48l100 100h-48zM635 100h-48l-100-100h48zM781 0h48l100 100h-48zM831 100h-48l-100-100h48zM879 0h48l100 100h-48zM1075 0h48l100 100h-48zM1125 100h-48l-100-100h48zM1173 0h48l100 100h-48zM1369 0h48l83 83v17h-31zM1419 100h-48l-100-100h48zM1467 0h33v33z">
              <text:p/>
            </draw:path>
            <draw:custom-shape draw:style-name="gr42" draw:text-style-name="P13" draw:layer="layout" svg:width="1.5cm" svg:height="0.4cm" svg:x="12.631cm" svg:y="4.276cm">
              <text:p text:style-name="P12"><text:span text:style-name="T2">UNDER</text:span></text:p>
              <text:p text:style-name="P12"><text:span text:style-name="T3">CONSTRUCTION</text:span></text:p>
              <draw:enhanced-geometry svg:viewBox="0 0 21600 21600" draw:type="rectangle" draw:enhanced-path="M 0 0 L 21600 0 21600 21600 0 21600 0 0 Z N"/>
            </draw:custom-shape>
          </draw:g>
        </draw:g>
        <draw:g draw:style-name="gr1">
          <draw:frame draw:style-name="gr43" draw:text-style-name="P19" draw:layer="layout" svg:width="4.724cm" svg:height="2.304cm" svg:x="2cm" svg:y="7cm">
            <draw:image xlink:href="Pictures/100000010000070800000379E19D1439.png" xlink:type="simple" xlink:show="embed" xlink:actuate="onLoad" draw:mime-type="image/png">
              <text:p/>
            </draw:image>
          </draw:frame>
          <draw:frame draw:style-name="gr44" draw:text-style-name="P19" draw:layer="layout" svg:width="4.724cm" svg:height="1.685cm" svg:x="2cm" svg:y="8.621cm">
            <draw:image xlink:href="Pictures/100000010000070800000379E19D1439.png" xlink:type="simple" xlink:show="embed" xlink:actuate="onLoad" draw:mime-type="image/png">
              <text:p/>
            </draw:image>
          </draw:frame>
          <draw:g draw:style-name="gr1">
            <draw:path draw:style-name="gr3" draw:text-style-name="P2" draw:layer="layout" svg:width="0.398cm" svg:height="0.53cm" svg:x="4.945cm" svg:y="7.404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4.535cm" svg:y="7.404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2.676cm" svg:y="7.404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2.4cm" svg:y="7.404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4.039cm" svg:y="7.548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2.4cm" svg:y="7.838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3.124cm" svg:y="7.4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3.509cm" svg:y="7.4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3.509cm" svg:y="7.548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3.653cm" svg:y="7.548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2.4cm" svg:y="7.982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3.653cm" svg:y="7.404cm" svg:viewBox="0 0 734 96" svg:d="M0 96v-96c0 0 490 0 734 0-5 32-16 96-16 96z">
                <text:p/>
              </draw:path>
              <draw:path draw:style-name="gr15" draw:text-style-name="P5" draw:layer="layout" svg:width="0.336cm" svg:height="0.53cm" svg:x="3.123cm" svg:y="7.404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3.123cm" svg:y="7.982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4.485cm 7.40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45" draw:text-style-name="P21" draw:layer="layout" svg:width="3.4cm" svg:height="1.529cm" svg:x="2.4cm" svg:y="8.192cm">
            <draw:text-box>
              <text:p text:style-name="P20"><text:span text:style-name="T8">4days of </text:span><text:span text:style-name="T9">Eclipse 4diac</text:span><text:span text:style-name="T8"> </text:span><text:span text:style-name="T8"><text:line-break/></text:span><text:span text:style-name="T8">Winter School </text:span><text:span text:style-name="T8"><text:line-break/></text:span><text:span text:style-name="T9">Edition</text:span></text:p>
            </draw:text-box>
          </draw:frame>
        </draw:g>
        <draw:g draw:style-name="gr1">
          <draw:custom-shape draw:style-name="gr2" draw:text-style-name="P1" draw:layer="layout" svg:width="4.724cm" svg:height="3.307cm" svg:x="7cm" svg:y="6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path draw:style-name="gr3" draw:text-style-name="P2" draw:layer="layout" svg:width="0.398cm" svg:height="0.53cm" svg:x="9.945cm" svg:y="7.404cm" svg:viewBox="0 0 399 531" svg:d="M0 531l94-531h265c8 0 16 2 23 7 6 4 11 10 14 17 3 8 4 16 2 24v1l-8 48-217-1-21 121h168l-17 96h-168l-21 121h216l-17 96z">
              <text:p/>
            </draw:path>
            <draw:g draw:style-name="gr4">
              <draw:path draw:style-name="gr5" draw:text-style-name="P2" draw:layer="layout" svg:width="0.434cm" svg:height="0.529cm" svg:x="9.535cm" svg:y="7.404cm" svg:viewBox="0 0 435 530" svg:d="M281 97v-1h-108l-60 338h101c2 0 4 0 7 0 10 0 22-3 32-8s19-13 26-22 12-19 14-30c12-72 28-162 38-217 2-10 1-21-3-30s-10-17-18-22-18-8-29-8zM356 470c-14 18-32 34-52 44-20 11-42 16-63 16h-241l94-530h240c22 0 41 6 58 16 16 11 29 26 36 44 7 19 9 40 6 61l-51 283c0 2 0 4 0 6-4 21-13 42-27 60z">
                <text:p/>
              </draw:path>
            </draw:g>
            <draw:g draw:style-name="gr1">
              <draw:path draw:style-name="gr6" draw:text-style-name="P3" draw:layer="layout" svg:width="0.398cm" svg:height="0.674cm" svg:x="7.676cm" svg:y="7.404cm" svg:viewBox="0 0 399 675" svg:d="M302 434v-265l-184 265zM302 675v-145h-302v-96l302-434h95l2 675z">
                <text:p/>
              </draw:path>
              <draw:path draw:style-name="gr7" draw:text-style-name="P4" draw:layer="layout" svg:width="0.519cm" svg:height="0.385cm" svg:x="7.4cm" svg:y="7.404cm" svg:viewBox="0 0 520 386" svg:d="M0 241h145v-96h-145c0 0 0 12 0-49 1-60 51-96 97-96 45 0 282 0 423 0-90 128-269 386-269 386h-251z">
                <text:p/>
              </draw:path>
              <draw:path draw:style-name="gr8" draw:text-style-name="P5" draw:layer="layout" svg:width="0.322cm" svg:height="0.385cm" svg:x="9.039cm" svg:y="7.548cm" svg:viewBox="0 0 323 386" svg:d="M121 289h151l-17 96-183 1c-13 0-25-3-36-10-11-6-20-15-26-26-7-11-10-23-10-36v-242c0-13 3-25 10-36 6-11 15-20 26-26 11-7 23-10 36-10h251l-17 96h-185c-4 0-8 1-12 4-4 2-7 5-9 8-2 4-4 8-4 13v144c0 4 2 8 4 12s5 7 9 9 8 3 12 3z">
                <text:p/>
              </draw:path>
              <draw:custom-shape draw:style-name="gr9" draw:text-style-name="P6" draw:layer="layout" svg:width="0.229cm" svg:height="0.096cm" svg:x="7.4cm" svg:y="7.838cm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6" draw:layer="layout" svg:width="0.191cm" svg:height="0.098cm" svg:x="8.124cm" svg:y="7.4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0.097cm" svg:height="0.098cm" svg:x="8.509cm" svg:y="7.4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1" draw:text-style-name="P5" draw:layer="layout" svg:width="0.095cm" svg:height="0.385cm" svg:x="8.509cm" svg:y="7.548cm" svg:viewBox="0 0 96 386" svg:d="M24 7c8-5 16-7 24-7h48v386c0 0-46 0-48 0-8 0-16-2-24-7-7-4-13-10-17-17-5-8-7-16-7-24v-290c0-8 2-16 7-24 4-7 10-13 17-17z">
                <text:p/>
              </draw:path>
              <draw:path draw:style-name="gr12" draw:text-style-name="P5" draw:layer="layout" svg:width="0.336cm" svg:height="0.385cm" svg:x="8.653cm" svg:y="7.548cm" svg:viewBox="0 0 337 386" svg:d="M337 386c0 0-21 0-23 0-13 0-26-3-37-10-11-6-20-15-26-26-7-11-10-24-10-36v72h-168c-13 0-25-3-36-10-11-6-21-16-27-27-7-11-10-24-10-36v-240c0-13 3-25 10-36 6-11 16-21 27-27 11-7 23-10 36-10h264zM121 289h120v-192l-120-1c-4 0-8 2-12 4s-7 5-9 9-4 8-4 12v144c0 4 2 8 4 12s5 7 9 9 8 3 12 3z">
                <text:p/>
              </draw:path>
              <draw:path draw:style-name="gr13" draw:text-style-name="P6" draw:layer="layout" svg:width="0.529cm" svg:height="0.095cm" svg:x="7.4cm" svg:y="7.982cm" svg:viewBox="0 0 530 96" svg:d="M48 96c0 0-17-2-24-6s-13-10-17-18c-5-7-7-15-7-24 0-1 0-48 0-48h530v96z">
                <text:p/>
              </draw:path>
              <draw:path draw:style-name="gr14" draw:text-style-name="P6" draw:layer="layout" svg:width="0.733cm" svg:height="0.095cm" svg:x="8.653cm" svg:y="7.404cm" svg:viewBox="0 0 734 96" svg:d="M0 96v-96c0 0 490 0 734 0-5 32-16 96-16 96z">
                <text:p/>
              </draw:path>
              <draw:path draw:style-name="gr15" draw:text-style-name="P5" draw:layer="layout" svg:width="0.336cm" svg:height="0.53cm" svg:x="8.123cm" svg:y="7.404cm" svg:viewBox="0 0 337 531" svg:d="M337 530c0 0-21 1-23 1-13 0-26-4-37-10-11-7-20-16-26-27-7-11-10-23-10-36v72h-169c-12 0-25-3-36-9-11-7-20-16-26-27-7-11-10-23-10-36v-241c0-13 3-25 10-36 6-12 15-20 26-27 11-6 24-10 36-10l169 1v-145h96zM121 434h120v-193h-120c-5 0-9 1-13 3-3 2-7 5-8 9-3 4-4 8-4 12v145c0 4 1 8 4 12 1 3 5 7 8 8 4 3 8 4 13 4z">
                <text:p/>
              </draw:path>
              <draw:path draw:style-name="gr16" draw:text-style-name="P6" draw:layer="layout" svg:width="2.125cm" svg:height="0.096cm" svg:x="8.123cm" svg:y="7.982cm" svg:viewBox="0 0 2126 97" svg:d="M0 96v-96c691 0 2112 0 2126 0-2 15-8 47-8 48-1 9-5 17-11 25-5 7-12 13-21 17-8 4-16 7-25 7-1 0-3 0-4-1z">
                <text:p/>
              </draw:path>
            </draw:g>
            <draw:g draw:style-name="gr1">
              <draw:custom-shape draw:style-name="gr17" draw:text-style-name="P2" draw:layer="layout" svg:width="0.096cm" svg:height="0.531cm" draw:transform="skewX (0.175231056900231) translate (9.485cm 7.40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45" draw:text-style-name="P21" draw:layer="layout" svg:width="3.4cm" svg:height="1.529cm" svg:x="7.4cm" svg:y="8.192cm">
            <draw:text-box>
              <text:p text:style-name="P20"><text:span text:style-name="T8">4days of </text:span><text:span text:style-name="T9">Eclipse 4diac</text:span><text:span text:style-name="T8"> </text:span><text:span text:style-name="T8"><text:line-break/></text:span><text:span text:style-name="T8">Winter School </text:span><text:span text:style-name="T8"><text:line-break/></text:span><text:span text:style-name="T9">Edition</text:span></text:p>
            </draw:text-box>
          </draw:frame>
          <draw:g draw:style-name="gr4">
            <draw:polyline draw:style-name="gr46" draw:text-style-name="P22" draw:layer="layout" svg:width="1.082cm" svg:height="0.162cm" svg:x="10.484cm" svg:y="9.1cm" svg:viewBox="0 0 1083 163" draw:points="1083,0 884,0 722,163 0,163">
              <text:p/>
            </draw:polyline>
            <draw:polyline draw:style-name="gr46" draw:text-style-name="P22" draw:layer="layout" svg:width="2.108cm" svg:height="0.559cm" draw:transform="rotate (-3.14159265358979) translate (11.4685287290925cm 9.40349184646555cm)" svg:viewBox="0 0 2109 560" draw:points="2109,0 1663,0 1330,333 327,333 100,560 0,560">
              <text:p/>
            </draw:polyline>
            <draw:polyline draw:style-name="gr46" draw:text-style-name="P22" draw:layer="layout" svg:width="2.683cm" svg:height="0.318cm" svg:x="9.04cm" svg:y="9.404cm" svg:viewBox="0 0 2684 319" draw:points="0,1 396,0 716,319 2684,319">
              <text:p/>
            </draw:polyline>
            <draw:polygon draw:style-name="gr47" draw:text-style-name="P23" draw:layer="layout" svg:width="0.254cm" svg:height="0.446cm" draw:transform="rotate (-3.14159265358979) translate (11.7240119993272cm 9.22727833344289cm)" svg:viewBox="0 0 255 447" draw:points="192,319 255,319 255,447 0,447 0,0 255,0 255,255 192,255">
              <text:p/>
            </draw:polygon>
            <draw:polygon draw:style-name="gr47" draw:text-style-name="P23" draw:layer="layout" svg:width="0.382cm" svg:height="0.446cm" draw:transform="rotate (-3.14159265358979) translate (9.33579608342254cm 9.78746414142044cm)" svg:viewBox="0 0 383 447" draw:points="319,319 383,319 383,447 0,447 0,319 64,319 64,255 0,255 0,0 383,0 383,255 319,255">
              <text:p/>
            </draw:polygon>
            <draw:polyline draw:style-name="gr46" draw:text-style-name="P22" draw:layer="layout" svg:width="0.663cm" svg:height="0.318cm" svg:x="9.227cm" svg:y="9.66cm" svg:viewBox="0 0 664 319" draw:points="0,0 210,0 532,319 664,319">
              <text:p/>
            </draw:polyline>
            <draw:polygon draw:style-name="gr47" draw:text-style-name="P23" draw:layer="layout" svg:width="0.382cm" svg:height="0.446cm" draw:transform="rotate (-3.14159265358979) translate (10.6222083492675cm 9.45424342131402cm)" svg:viewBox="0 0 383 447" draw:points="319,319 383,319 383,447 0,447 0,319 64,319 64,255 0,255 0,0 383,0 383,255 319,255">
              <text:p/>
            </draw:polygon>
            <draw:polygon draw:style-name="gr47" draw:text-style-name="P23" draw:layer="layout" svg:width="0.382cm" svg:height="0.446cm" draw:transform="rotate (-3.14159265358979) translate (11.2371426730278cm 10.106914315173cm)" svg:viewBox="0 0 383 447" draw:points="319,319 383,319 383,447 0,447 0,319 64,319 64,255 0,255 0,0 383,0 383,255 319,255">
              <text:p/>
            </draw:polygon>
            <draw:polygon draw:style-name="gr47" draw:text-style-name="P23" draw:layer="layout" svg:width="0.382cm" svg:height="0.446cm" draw:transform="rotate (-3.14159265358979) translate (10.238831493412cm 10.106914315173cm)" svg:viewBox="0 0 383 447" draw:points="319,319 383,319 383,447 0,447 0,319 64,319 64,255 0,255 0,0 383,0 383,255 319,255">
              <text:p/>
            </draw:polygon>
            <draw:line draw:style-name="gr48" draw:text-style-name="P24" draw:layer="layout" svg:x1="10.605cm" svg:y1="9.39cm" svg:x2="11.724cm" svg:y2="9.39cm">
              <text:p/>
            </draw:line>
            <draw:line draw:style-name="gr48" draw:text-style-name="P24" draw:layer="layout" svg:x1="10.205cm" svg:y1="10.043cm" svg:x2="11.724cm" svg:y2="10.043cm">
              <text:p/>
            </draw:line>
            <draw:line draw:style-name="gr48" draw:text-style-name="P24" draw:layer="layout" svg:x1="10.17cm" svg:y1="9.915cm" svg:x2="11.724cm" svg:y2="9.915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eX Gyre Heros Cn" svg:font-family="'TeX Gyre Heros Cn'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334e87" draw:end-color="#012269" draw:start-intensity="100%" draw:end-intensity="100%" draw:angle="335deg" draw:border="0%">
      <loext:gradient-stop svg:offset="0" loext:color-type="rgb" loext:color-value="#334e87"/>
      <loext:gradient-stop svg:offset="1" loext:color-type="rgb" loext:color-value="#01226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1:03:09.675535843</meta:creation-date>
    <dc:date>2025-02-08T20:56:17.995578101</dc:date>
    <meta:editing-duration>PT21M46S</meta:editing-duration>
    <meta:editing-cycles>4</meta:editing-cycles>
    <meta:generator>LibreOffice/24.8.4.2$Linux_X86_64 LibreOffice_project/480$Build-2</meta:generator>
    <meta:document-statistic meta:object-count="461"/>
  </office:meta>
</office:document-meta>
</file>